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1257725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9dab1f" officeooo:paragraph-rsid="009dab1f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9843e3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9bd367" officeooo:paragraph-rsid="009bd367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9dab1f" officeooo:paragraph-rsid="009dab1f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9ebd1e" officeooo:paragraph-rsid="009ebd1e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a09c28" officeooo:paragraph-rsid="00a09c28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normal" officeooo:rsid="00aa6ac6" officeooo:paragraph-rsid="00aa6ac6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normal" officeooo:rsid="00acbba7" officeooo:paragraph-rsid="00acbba7" style:font-size-asian="10.5p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normal" officeooo:rsid="00b3afb9" officeooo:paragraph-rsid="00b3afb9" style:font-size-asian="10.5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normal" officeooo:rsid="00b9f10c" officeooo:paragraph-rsid="00b9f10c" style:font-size-asian="10.5p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normal" officeooo:rsid="00beec9e" officeooo:paragraph-rsid="00beec9e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rsid="00c6e4cc" officeooo:paragraph-rsid="00c6e4cc" style:font-size-asian="10.5p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cb0080" officeooo:paragraph-rsid="00cb0080" style:font-size-asian="10.5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ce995c" officeooo:paragraph-rsid="00ce995c" style:font-size-asian="10.5p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d5094b" officeooo:paragraph-rsid="00d5094b" style:font-size-asian="10.5p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eff929" style:font-size-asian="10.5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normal" officeooo:rsid="00c3c3c0" officeooo:paragraph-rsid="01139a30" style:font-size-asian="10.5pt" style:font-weight-asian="normal" style:font-weight-complex="normal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87d1a"/>
    </style:style>
    <style:style style:name="T7" style:family="text">
      <style:text-properties officeooo:rsid="002d131e"/>
    </style:style>
    <style:style style:name="T8" style:family="text">
      <style:text-properties officeooo:rsid="003580a4"/>
    </style:style>
    <style:style style:name="T9" style:family="text">
      <style:text-properties officeooo:rsid="003a1693"/>
    </style:style>
    <style:style style:name="T10" style:family="text">
      <style:text-properties officeooo:rsid="003d3be2"/>
    </style:style>
    <style:style style:name="T11" style:family="text">
      <style:text-properties officeooo:rsid="004e3db5"/>
    </style:style>
    <style:style style:name="T12" style:family="text">
      <style:text-properties officeooo:rsid="00503b5c"/>
    </style:style>
    <style:style style:name="T13" style:family="text">
      <style:text-properties officeooo:rsid="00550b82"/>
    </style:style>
    <style:style style:name="T14" style:family="text">
      <style:text-properties officeooo:rsid="005b8034"/>
    </style:style>
    <style:style style:name="T15" style:family="text">
      <style:text-properties officeooo:rsid="005e4fa9"/>
    </style:style>
    <style:style style:name="T16" style:family="text">
      <style:text-properties officeooo:rsid="0064b685"/>
    </style:style>
    <style:style style:name="T17" style:family="text">
      <style:text-properties officeooo:rsid="00682524"/>
    </style:style>
    <style:style style:name="T18" style:family="text">
      <style:text-properties officeooo:rsid="006a48c1"/>
    </style:style>
    <style:style style:name="T19" style:family="text">
      <style:text-properties officeooo:rsid="006be3d6"/>
    </style:style>
    <style:style style:name="T20" style:family="text">
      <style:text-properties officeooo:rsid="00742065"/>
    </style:style>
    <style:style style:name="T21" style:family="text">
      <style:text-properties officeooo:rsid="008e9fa5"/>
    </style:style>
    <style:style style:name="T22" style:family="text">
      <style:text-properties officeooo:rsid="008ecea3"/>
    </style:style>
    <style:style style:name="T23" style:family="text">
      <style:text-properties officeooo:rsid="0091fc93"/>
    </style:style>
    <style:style style:name="T24" style:family="text">
      <style:text-properties officeooo:rsid="0094da92"/>
    </style:style>
    <style:style style:name="T25" style:family="text">
      <style:text-properties officeooo:rsid="00969636"/>
    </style:style>
    <style:style style:name="T26" style:family="text">
      <style:text-properties officeooo:rsid="009783c9"/>
    </style:style>
    <style:style style:name="T27" style:family="text">
      <style:text-properties officeooo:rsid="009843e3"/>
    </style:style>
    <style:style style:name="T28" style:family="text">
      <style:text-properties officeooo:rsid="009bdbdb"/>
    </style:style>
    <style:style style:name="T29" style:family="text">
      <style:text-properties officeooo:rsid="00a1878c"/>
    </style:style>
    <style:style style:name="T30" style:family="text">
      <style:text-properties officeooo:rsid="00a37088"/>
    </style:style>
    <style:style style:name="T31" style:family="text">
      <style:text-properties officeooo:rsid="00a4fcdb"/>
    </style:style>
    <style:style style:name="T32" style:family="text">
      <style:text-properties officeooo:rsid="00ab2c09"/>
    </style:style>
    <style:style style:name="T33" style:family="text">
      <style:text-properties officeooo:rsid="00ad7359"/>
    </style:style>
    <style:style style:name="T34" style:family="text">
      <style:text-properties officeooo:rsid="00ae331f"/>
    </style:style>
    <style:style style:name="T35" style:family="text">
      <style:text-properties officeooo:rsid="00b23475"/>
    </style:style>
    <style:style style:name="T36" style:family="text">
      <style:text-properties officeooo:rsid="00b3d113"/>
    </style:style>
    <style:style style:name="T37" style:family="text">
      <style:text-properties officeooo:rsid="00ba7db6"/>
    </style:style>
    <style:style style:name="T38" style:family="text">
      <style:text-properties officeooo:rsid="00bf08e8"/>
    </style:style>
    <style:style style:name="T39" style:family="text">
      <style:text-properties officeooo:rsid="00c44c91"/>
    </style:style>
    <style:style style:name="T40" style:family="text">
      <style:text-properties officeooo:rsid="00cb6fa1"/>
    </style:style>
    <style:style style:name="T41" style:family="text">
      <style:text-properties officeooo:rsid="00cf0017"/>
    </style:style>
    <style:style style:name="T42" style:family="text">
      <style:text-properties officeooo:rsid="00d80edf"/>
    </style:style>
    <style:style style:name="T43" style:family="text">
      <style:text-properties officeooo:rsid="00db5c92"/>
    </style:style>
    <style:style style:name="T44" style:family="text">
      <style:text-properties officeooo:rsid="00def277"/>
    </style:style>
    <style:style style:name="T45" style:family="text">
      <style:text-properties officeooo:rsid="00e65b03"/>
    </style:style>
    <style:style style:name="T46" style:family="text">
      <style:text-properties officeooo:rsid="00e77d2c"/>
    </style:style>
    <style:style style:name="T47" style:family="text">
      <style:text-properties officeooo:rsid="00e854c7"/>
    </style:style>
    <style:style style:name="T48" style:family="text">
      <style:text-properties officeooo:rsid="00e98a8e"/>
    </style:style>
    <style:style style:name="T49" style:family="text">
      <style:text-properties officeooo:rsid="00ea19be"/>
    </style:style>
    <style:style style:name="T50" style:family="text">
      <style:text-properties officeooo:rsid="00f0c03f"/>
    </style:style>
    <style:style style:name="T51" style:family="text">
      <style:text-properties officeooo:rsid="00fc36f3"/>
    </style:style>
    <style:style style:name="T52" style:family="text">
      <style:text-properties officeooo:rsid="00fd6ec9"/>
    </style:style>
    <style:style style:name="T53" style:family="text">
      <style:text-properties officeooo:rsid="00fe0305"/>
    </style:style>
    <style:style style:name="T54" style:family="text">
      <style:text-properties officeooo:rsid="00fec569"/>
    </style:style>
    <style:style style:name="T55" style:family="text">
      <style:text-properties officeooo:rsid="00ffa229"/>
    </style:style>
    <style:style style:name="T56" style:family="text">
      <style:text-properties officeooo:rsid="0100dd38"/>
    </style:style>
    <style:style style:name="T57" style:family="text">
      <style:text-properties officeooo:rsid="01011616"/>
    </style:style>
    <style:style style:name="T58" style:family="text">
      <style:text-properties officeooo:rsid="01011d55"/>
    </style:style>
    <style:style style:name="T59" style:family="text">
      <style:text-properties officeooo:rsid="0101e2d4"/>
    </style:style>
    <style:style style:name="T60" style:family="text">
      <style:text-properties officeooo:rsid="0103a887"/>
    </style:style>
    <style:style style:name="T61" style:family="text">
      <style:text-properties officeooo:rsid="01045c8e"/>
    </style:style>
    <style:style style:name="T62" style:family="text">
      <style:text-properties officeooo:rsid="01056dcf"/>
    </style:style>
    <style:style style:name="T63" style:family="text">
      <style:text-properties officeooo:rsid="0105aa42"/>
    </style:style>
    <style:style style:name="T64" style:family="text">
      <style:text-properties officeooo:rsid="0107712e"/>
    </style:style>
    <style:style style:name="T65" style:family="text">
      <style:text-properties officeooo:rsid="0108bb14"/>
    </style:style>
    <style:style style:name="T66" style:family="text">
      <style:text-properties officeooo:rsid="0109ea49"/>
    </style:style>
    <style:style style:name="T67" style:family="text">
      <style:text-properties officeooo:rsid="010bb6f3"/>
    </style:style>
    <style:style style:name="T68" style:family="text">
      <style:text-properties officeooo:rsid="010d22f3"/>
    </style:style>
    <style:style style:name="T69" style:family="text">
      <style:text-properties officeooo:rsid="010eb78a"/>
    </style:style>
    <style:style style:name="T70" style:family="text">
      <style:text-properties officeooo:rsid="010f5330"/>
    </style:style>
    <style:style style:name="T71" style:family="text">
      <style:text-properties officeooo:rsid="010f88ab"/>
    </style:style>
    <style:style style:name="T72" style:family="text">
      <style:text-properties officeooo:rsid="010fdea8"/>
    </style:style>
    <style:style style:name="T73" style:family="text">
      <style:text-properties officeooo:rsid="011077ca"/>
    </style:style>
    <style:style style:name="T74" style:family="text">
      <style:text-properties officeooo:rsid="011217db"/>
    </style:style>
    <style:style style:name="T75" style:family="text">
      <style:text-properties officeooo:rsid="0112774c"/>
    </style:style>
    <style:style style:name="T76" style:family="text">
      <style:text-properties officeooo:rsid="01139a30"/>
    </style:style>
    <style:style style:name="T77" style:family="text">
      <style:text-properties officeooo:rsid="0115f737"/>
    </style:style>
    <style:style style:name="T78" style:family="text">
      <style:text-properties officeooo:rsid="011a7233"/>
    </style:style>
    <style:style style:name="T79" style:family="text">
      <style:text-properties officeooo:rsid="011f75d3"/>
    </style:style>
    <style:style style:name="T80" style:family="text">
      <style:text-properties officeooo:rsid="012108a3"/>
    </style:style>
    <style:style style:name="T81" style:family="text">
      <style:text-properties officeooo:rsid="0121c97e"/>
    </style:style>
    <style:style style:name="T82" style:family="text">
      <style:text-properties officeooo:rsid="0124dfde"/>
    </style:style>
    <style:style style:name="T83" style:family="text">
      <style:text-properties officeooo:rsid="01257725"/>
    </style:style>
    <style:style style:name="T84" style:family="text">
      <style:text-properties officeooo:rsid="0125a32b"/>
    </style:style>
    <style:style style:name="T85" style:family="text">
      <style:text-properties officeooo:rsid="0129e5d4"/>
    </style:style>
    <style:style style:name="T86" style:family="text">
      <style:text-properties officeooo:rsid="012ccbe0"/>
    </style:style>
    <style:style style:name="T87" style:family="text">
      <style:text-properties officeooo:rsid="01320611"/>
    </style:style>
    <style:style style:name="T88" style:family="text">
      <style:text-properties officeooo:rsid="0137d180"/>
    </style:style>
    <style:style style:name="T89" style:family="text">
      <style:text-properties officeooo:rsid="01396fd0"/>
    </style:style>
    <style:style style:name="T90" style:family="text">
      <style:text-properties officeooo:rsid="013b878e"/>
    </style:style>
    <style:style style:name="T91" style:family="text">
      <style:text-properties officeooo:rsid="013d8638"/>
    </style:style>
    <style:style style:name="T92" style:family="text">
      <style:text-properties officeooo:rsid="013f4a5b"/>
    </style:style>
    <style:style style:name="T93" style:family="text">
      <style:text-properties officeooo:rsid="014310f2"/>
    </style:style>
    <style:style style:name="T94" style:family="text">
      <style:text-properties officeooo:rsid="01456743"/>
    </style:style>
    <style:style style:name="T95" style:family="text">
      <style:text-properties officeooo:rsid="014661b6"/>
    </style:style>
    <style:style style:name="T96" style:family="text">
      <style:text-properties officeooo:rsid="0148390d"/>
    </style:style>
    <style:style style:name="T97" style:family="text">
      <style:text-properties officeooo:rsid="0148bbaa"/>
    </style:style>
    <style:style style:name="T98" style:family="text">
      <style:text-properties officeooo:rsid="014de2cb"/>
    </style:style>
    <style:style style:name="T99" style:family="text">
      <style:text-properties officeooo:rsid="014f55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8"/>
      <text:p text:style-name="P9">Hello everyone, my name is Nathan Piasco, I’m a <text:span text:style-name="T2">third-year</text:span> <text:span text:style-name="T2">French</text:span> PhD student <text:span text:style-name="T2">and today I will present you my work: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10">Let’s move on a short introduction. <text:span text:style-name="T3">I’m interested in visual based localization, that mean we want to <text:s/>localize an input image across a known reference. </text:span></text:p>
      <text:p text:style-name="P11">We admit that we have access to a pool of geolocalized images covering the target area of <text:span text:style-name="T85">interest</text:span>.</text:p>
      <text:p text:style-name="P12">So we can cast the localization problem as an image retrieval problem and we can find <text:span text:style-name="T21">the most similar</text:span> candidate to our query in the image database. </text:p>
      <text:p text:style-name="P13">Once we have match<text:span text:style-name="T22">ed</text:span> our query image, we can transfer the position of the retrieved candidate to our query. <text:span text:style-name="T4">We obtain a coarse pose estimation that can be used as it or as an initialization for a pose refinement step.</text:span></text:p>
      <text:p text:style-name="P2"/>
      <text:p text:style-name="P2">Slide <text:span text:style-name="T1">3</text:span> [0<text:span text:style-name="T60">0</text:span>:<text:span text:style-name="T60">4</text:span>0]</text:p>
      <text:p text:style-name="P2"/>
      <text:p text:style-name="P41">The major challenge in visual based localization is the fact that the visual appearance of the same scene can change drastically <text:span text:style-name="T6">between two acquisitions. For instance, this four images have been taken at the same place, but present important visual difference due to the changing outdoor condition. These changes can disturb a lot the matching step involved in visual localization.</text:span></text:p>
      <text:p text:style-name="P2"/>
      <text:p text:style-name="P2">Slide <text:span text:style-name="T1">4</text:span> [0<text:span text:style-name="T7">1</text:span>:<text:span text:style-name="T61">0</text:span>0]</text:p>
      <text:p text:style-name="P2"/>
      <text:p text:style-name="P14"><text:span text:style-name="T50">That is why we propose to rely on the scene geometry to improve the image description. As you can see with the depth map associated to these images</text:span>, the geometry of the scene should remains stable between <text:span text:style-name="T8">different acquisition of the same scene. <text:s/></text:span></text:p>
      <text:p text:style-name="P15">But the scene geometry can be costly to obtain and is not always available. For example, if we <text:span text:style-name="T86">consider</text:span> the localization of a light-weight robot with only a monocular camera, like a UAV, <text:span text:style-name="T9">we will not have the depth map associated to the camera.</text:span></text:p>
      <text:p text:style-name="P16"><text:span text:style-name="T23">So the q</text:span>uestion <text:span text:style-name="T23">is: how to benefit from geometric information to describe images even if we do not have access to it during the localization? In the next section, I will introduce our new method to answer to this question.</text:span></text:p>
      <text:p text:style-name="P15"/>
      <text:p text:style-name="P2">Slide <text:span text:style-name="T1">5</text:span> [0<text:span text:style-name="T62">1</text:span>:<text:span text:style-name="T63">4</text:span>0]</text:p>
      <text:p text:style-name="P17"/>
      <text:p text:style-name="P17">Our method is focused on the design of a<text:span text:style-name="T24">n</text:span> image descriptor for the task of image localization. <text:span text:style-name="T10">We used fully convolutional neural network in order to create a global descriptor for the images. The CNN produces dense features map that are reduced by a pooling operation in order to create a low dimensional feature vector that describe the input image.</text:span></text:p>
      <text:p text:style-name="P18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19">We apply our global image descriptor on those three images to obtain <text:span text:style-name="T25">this</text:span> three low dimensional descriptor<text:span text:style-name="T25">s</text:span>.</text:p>
      <text:p text:style-name="P19">We finally used a triplet loss function that aims to <text:span text:style-name="T87">reduce</text:span> the <text:span text:style-name="T98">difference</text:span> between the anchor descriptor and the positive example descriptor and penalize the similarity between the negative example descriptor and the anchor <text:span text:style-name="T11">descriptor.</text:span></text:p>
      <text:p text:style-name="P2"/>
      <text:p text:style-name="P2">Slide <text:span text:style-name="T51">6</text:span> [0<text:span text:style-name="T64">2</text:span>:<text:span text:style-name="T12">4</text:span>0]</text:p>
      <text:p text:style-name="P2"><text:soft-page-break/></text:p>
      <text:p text:style-name="P20">Now let me introduce our proposed training method to create a robust image descriptor<text:span text:style-name="T26"> using side geometric information</text:span>. <text:span text:style-name="T13">We built on the original triplet loss function to train a powerful image descriptor. </text:span></text:p>
      <text:p text:style-name="P21">Then we use <text:span text:style-name="T44">a known </text:span>depth map associated to the <text:span text:style-name="T14">image to train in a supervised way a CNN decoder that will reproduce the geometry according to a monocular image. We use the latent representation computed by our first encoder as input to the decoder and use a simple L1 loss function for training the decoder. </text:span></text:p>
      <text:p text:style-name="P26">Then we use the depth map <text:span text:style-name="T15">reconstructed by our decoder </text:span>associated to the original image<text:span text:style-name="T27">s of the</text:span> triplet to train <text:span text:style-name="T27">a</text:span> depth map <text:span text:style-name="T17">CNN</text:span> descriptor with a triplet loss.</text:p>
      <text:p text:style-name="P22">We finally fuse the two descriptor<text:span text:style-name="T18">s</text:span>, the image descriptor and the depth map descriptor, into a single vector.</text:p>
      <text:p text:style-name="P2"/>
      <text:p text:style-name="P2">Slide <text:span text:style-name="T52">7</text:span> [0<text:span text:style-name="T65">3</text:span>:<text:span text:style-name="T16">5</text:span>0]</text:p>
      <text:p text:style-name="P2"/>
      <text:p text:style-name="P23">It is important to notice that our training framework needs two different type of data to be trained. <text:span text:style-name="T19">For the descriptor training, related to CNNs in red, we need image triplet.</text:span></text:p>
      <text:p text:style-name="P24">And for the depth from monocular training, related to the CNN decoder, we only need aligned pair of image and depth map.</text:p>
      <text:p text:style-name="P2"/>
      <text:p text:style-name="P2">Slide <text:span text:style-name="T53">8</text:span> [0<text:span text:style-name="T66">5</text:span>:<text:span text:style-name="T67">1</text:span>0]</text:p>
      <text:p text:style-name="P2"/>
      <text:p text:style-name="P25">After training, our system rely on image only as we reconstruct the depth map with our decoder. <text:span text:style-name="T20">To summary: the query image is passed to our system that return a compact descriptor, the database of geolocalized images are processed in a same manner, then we search for the nearest neighbor of the query descriptor and we associated the retrieved image position to the query.</text:span></text:p>
      <text:p text:style-name="P2"/>
      <text:p text:style-name="P2">Slide <text:span text:style-name="T54">9</text:span> [0<text:span text:style-name="T68">5</text:span>:<text:span text:style-name="T68">3</text:span>0]</text:p>
      <text:p text:style-name="P2"/>
      <text:p text:style-name="P27">I will now present <text:span text:style-name="T88">the</text:span> experiment<text:span text:style-name="T88">s used</text:span> <text:span text:style-name="T89">for </text:span>evaluat<text:span text:style-name="T89">ing</text:span> <text:span text:style-name="T28">our new image descriptor.</text:span></text:p>
      <text:p text:style-name="P28">We use Robotcar dataset in order to train our <text:span text:style-name="T90">system</text:span> and to create multiple localization scenarios for testing.</text:p>
      <text:p text:style-name="P29">We compare our method <text:span text:style-name="T30">(plain line with circle) </text:span>to a global descriptor trained only with RGB images <text:span text:style-name="T29">(in dotted line)</text:span>, and a method called Hallucination network <text:span text:style-name="T31">(plain line with cross)</text:span> that also use depth map during the training process.</text:p>
      <text:p text:style-name="P30">To evaluate the localization <text:span text:style-name="T91">accuracy</text:span> <text:span text:style-name="T29">of each descriptor, we compare the distance between the ground truth position query and the position of the top 1 retrieved candidate after the nearest neighbor search.</text:span></text:p>
      <text:p text:style-name="P7"/>
      <text:p text:style-name="P2">Slide <text:span text:style-name="T55">10</text:span> [0<text:span text:style-name="T69">6</text:span>:<text:span text:style-name="T70">1</text:span>0]</text:p>
      <text:p text:style-name="P2"/>
      <text:p text:style-name="P31"><text:span text:style-name="T92">This are result from the first experiment that consider long-term localization; that means query images have been acquired 9 month after the images in the database. </text:span>From <text:span text:style-name="T32">left</text:span> to <text:span text:style-name="T32">right you have: examples of queries and the closest images in the database, the figure that represent the percentage of query localized under a given distance, from fifteen to fifty meters, and the legend of the figure where each color represent a different combination of encoder architecture and descriptor pooling method.</text:span></text:p>
      <text:p text:style-name="P32">As we can see, <text:span text:style-name="T34">if you compare for each color the plain line with circle, that is our method, to the other ones, </text:span>our <text:span text:style-name="T45">proposal</text:span> produces the best localization performance<text:span text:style-name="T33">s, whatever the combination of encoder/descriptor we used.</text:span></text:p>
      <text:p text:style-name="P2"/>
      <text:p text:style-name="P2">Slide <text:span text:style-name="T56">11</text:span> [0<text:span text:style-name="T71">6</text:span>:<text:span text:style-name="T35">4</text:span>0]</text:p>
      <text:p text:style-name="P2"><text:soft-page-break/></text:p>
      <text:p text:style-name="P33"><text:span text:style-name="T93">If we move on a second experiment, w</text:span>e observe <text:span text:style-name="T46">that</text:span> <text:span text:style-name="T36">our descriptor perform even better </text:span>for the winter to summer scenario. As you can see if you look at the image example<text:span text:style-name="T47">s</text:span>, the visual difference between the quer<text:span text:style-name="T48">ies</text:span> and the database <text:span text:style-name="T36">are important and the image-only descriptor, in dotted line, is not as efficient as before compare to our method.</text:span></text:p>
      <text:p text:style-name="P2"/>
      <text:p text:style-name="P2">Slide <text:span text:style-name="T57">12</text:span> [0<text:span text:style-name="T72">7</text:span>:00]</text:p>
      <text:p text:style-name="P2"/>
      <text:p text:style-name="P34">We can expect a similar performances for the <text:span text:style-name="T94">last experiment, that consider</text:span> night to daylight <text:span text:style-name="T95">localization scenario. B</text:span>ut as you can see, <text:span text:style-name="T37">all the method completely failed on this dataset. Why do we observe these results?</text:span></text:p>
      <text:p text:style-name="P2"/>
      <text:p text:style-name="P3">Slide <text:span text:style-name="T58">13</text:span> [0<text:span text:style-name="T73">7</text:span>:<text:span text:style-name="T73">1</text:span>0]</text:p>
      <text:p text:style-name="P3"/>
      <text:p text:style-name="P35"><text:span text:style-name="T99">W</text:span>e investigate this failure case and we <text:span text:style-name="T38">found </text:span>that our decoder is not <text:span text:style-name="T38">able</text:span> to reproduce proper depth map from night images. <text:span text:style-name="T78">The produced depth maps are shown on the last line of the table.</text:span> <text:span text:style-name="T97">Actually this is normal as our network has never seen night images during the training step.</text:span></text:p>
      <text:p text:style-name="P3"/>
      <text:p text:style-name="P3">Slide <text:span text:style-name="T59">14</text:span> [0<text:span text:style-name="T74">7</text:span>:<text:span text:style-name="T75">3</text:span>0]</text:p>
      <text:p text:style-name="P3"/>
      <text:p text:style-name="P42"><text:span text:style-name="T76">So we propose to focus on improving the performances of our decoder by fine tuning</text:span>. <text:span text:style-name="T39">And thanks to the design of our architecture, this fine tuning will not impact the CNN weights involved in the descriptor creation, only the decoder parameters. W</text:span>e <text:span text:style-name="T76">use less than one thousand</text:span> pairs of night image with associated depth map <text:span text:style-name="T77">during the fine tuning process.</text:span></text:p>
      <text:p text:style-name="P3"/>
      <text:p text:style-name="P3">Slide <text:span text:style-name="T59">15</text:span> [0<text:span text:style-name="T79">8</text:span>:00]</text:p>
      <text:p text:style-name="P3"/>
      <text:p text:style-name="P36"><text:span text:style-name="T49">As you can see, a</text:span>fter fine tuning, our network is able to generate proper depth map from night images. <text:span text:style-name="T80">You can compare the depth map before and after the fine tuning on the last two lines of the table.</text:span></text:p>
      <text:p text:style-name="P4"/>
      <text:p text:style-name="P4">Slide <text:span text:style-name="T59">16</text:span> [0<text:span text:style-name="T81">8</text:span>:<text:span text:style-name="T81">2</text:span>0]</text:p>
      <text:p text:style-name="P4"/>
      <text:p text:style-name="P37">And finally here are the result of the localization after the fine tuning with night images. <text:span text:style-name="T40">As you can see on the right, the global accuracy remains low but our descriptor are two times more efficient than previously.</text:span></text:p>
      <text:p text:style-name="P4"/>
      <text:p text:style-name="P5">Slide <text:span text:style-name="T59">17</text:span> [0<text:span text:style-name="T82">8</text:span>:<text:span text:style-name="T82">5</text:span>0]</text:p>
      <text:p text:style-name="P4"/>
      <text:p text:style-name="P38">We have presented a new global image descriptor that benefit from geometric information during training time to be more robust to visual changes. <text:span text:style-name="T41">Our experiment have shown that our method can be used for visual localization with image only and performs well on cross-season scenario and produces encouraging result for the complex night to daylight image localization scenario.</text:span></text:p>
      <text:p text:style-name="P39">In the future we want to investigate the use of other modalities within our framework, like semantic <text:s/>or lidar reflectance, and also extend our method to other localization task such as direct 6 degrees of freedom <text:span text:style-name="T42">camera </text:span>pose estimation.</text:p>
      <text:p text:style-name="P40"/>
      <text:p text:style-name="P40">Thank you for your <text:span text:style-name="T43">attention</text:span>.</text:p>
      <text:p text:style-name="P40"/>
      <text:p text:style-name="P6">[0<text:span text:style-name="T83">9</text:span>:<text:span text:style-name="T84">3</text:span>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4.5.1$MacOSX_X86_64 LibreOffice_project/79c9829dd5d8054ec39a82dc51cd9eff340dbee8</meta:generator>
    <dc:date>2019-05-10T18:30:36.742869000</dc:date>
    <meta:editing-duration>PT7H27M50S</meta:editing-duration>
    <meta:editing-cycles>297</meta:editing-cycles>
    <meta:document-statistic meta:table-count="0" meta:image-count="0" meta:object-count="0" meta:page-count="3" meta:paragraph-count="53" meta:word-count="1396" meta:character-count="8222" meta:non-whitespace-character-count="6870"/>
  </office:meta>
</office:document-meta>
</file>